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Datos_20_secundarios">
      <style:table-properties table:display="true" style:writing-mode="lr-tb"/>
    </style:style>
    <style:style style:name="ta3" style:family="table" style:master-page-name="PageStyle_5f_Datos_20_persona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8e7cc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fumador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cuenta_total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455.73" calcext:value-type="float">
            <text:p>6455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128.88" calcext:value-type="float">
            <text:p>7128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583.67" calcext:value-type="float">
            <text:p>5583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667.18" calcext:value-type="float">
            <text:p>8667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1049.35" calcext:value-type="float">
            <text:p>11049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293.9" calcext:value-type="float">
            <text:p>7293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524.4" calcext:value-type="float">
            <text:p>5524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880.94" calcext:value-type="float">
            <text:p>7880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928.38" calcext:value-type="float">
            <text:p>6928.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809.68" calcext:value-type="float">
            <text:p>6809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919.95" calcext:value-type="float">
            <text:p>5919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807.66" calcext:value-type="float">
            <text:p>7807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401.36" calcext:value-type="float">
            <text:p>5401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781.15" calcext:value-type="float">
            <text:p>8781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419.49" calcext:value-type="float">
            <text:p>5419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729.02" calcext:value-type="float">
            <text:p>8729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089.11" calcext:value-type="float">
            <text:p>7089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110.9" calcext:value-type="float">
            <text:p>5110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598.28" calcext:value-type="float">
            <text:p>4598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878.61" calcext:value-type="float">
            <text:p>7878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928.4" calcext:value-type="float">
            <text:p>3928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955.15" calcext:value-type="float">
            <text:p>7955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869.09" calcext:value-type="float">
            <text:p>10869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014.61" calcext:value-type="float">
            <text:p>6014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072.46" calcext:value-type="float">
            <text:p>8072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695.28" calcext:value-type="float">
            <text:p>8695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942.28" calcext:value-type="float">
            <text:p>6942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252.23" calcext:value-type="float">
            <text:p>9252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2557.59" calcext:value-type="float">
            <text:p>12557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318.14" calcext:value-type="float">
            <text:p>10318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531.17" calcext:value-type="float">
            <text:p>5531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450.96" calcext:value-type="float">
            <text:p>6450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3483.84" calcext:value-type="float">
            <text:p>3483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093.4" calcext:value-type="float">
            <text:p>8093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948.33" calcext:value-type="float">
            <text:p>10948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203.4" calcext:value-type="float">
            <text:p>5203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2538.6" calcext:value-type="float">
            <text:p>2538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438.83" calcext:value-type="float">
            <text:p>6438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2782.9" calcext:value-type="float">
            <text:p>2782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195.34" calcext:value-type="float">
            <text:p>11195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026.45" calcext:value-type="float">
            <text:p>7026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104.86" calcext:value-type="float">
            <text:p>7104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117.45" calcext:value-type="float">
            <text:p>6117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137.12" calcext:value-type="float">
            <text:p>7137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884.18" calcext:value-type="float">
            <text:p>9884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204.61" calcext:value-type="float">
            <text:p>9204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398.12" calcext:value-type="float">
            <text:p>10398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176.06" calcext:value-type="float">
            <text:p>9176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095.99" calcext:value-type="float">
            <text:p>10095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936.34" calcext:value-type="float">
            <text:p>5936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512.71" calcext:value-type="float">
            <text:p>4512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581.81" calcext:value-type="float">
            <text:p>11581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010.15" calcext:value-type="float">
            <text:p>8010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797.59" calcext:value-type="float">
            <text:p>6797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851.36" calcext:value-type="float">
            <text:p>5851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371.85" calcext:value-type="float">
            <text:p>6371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353.23" calcext:value-type="float">
            <text:p>1353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449.97" calcext:value-type="float">
            <text:p>10449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331.77" calcext:value-type="float">
            <text:p>9331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934.59" calcext:value-type="float">
            <text:p>7934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567.21" calcext:value-type="float">
            <text:p>7567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787.59" calcext:value-type="float">
            <text:p>10787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786.99" calcext:value-type="float">
            <text:p>7786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630.72" calcext:value-type="float">
            <text:p>11630.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202.89" calcext:value-type="float">
            <text:p>8202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3424.58" calcext:value-type="float">
            <text:p>13424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061.15" calcext:value-type="float">
            <text:p>10061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399.56" calcext:value-type="float">
            <text:p>7399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862.6" calcext:value-type="float">
            <text:p>9862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594.5" calcext:value-type="float">
            <text:p>6594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008.77" calcext:value-type="float">
            <text:p>8008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831.42" calcext:value-type="float">
            <text:p>11831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358.38" calcext:value-type="float">
            <text:p>7358.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2015.09" calcext:value-type="float">
            <text:p>2015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601.73" calcext:value-type="float">
            <text:p>5601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720.04" calcext:value-type="float">
            <text:p>7720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274.08" calcext:value-type="float">
            <text:p>10274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560.54" calcext:value-type="float">
            <text:p>9560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282.75" calcext:value-type="float">
            <text:p>7282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490.47" calcext:value-type="float">
            <text:p>6490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709.62" calcext:value-type="float">
            <text:p>3709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395.31" calcext:value-type="float">
            <text:p>5395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594.12" calcext:value-type="float">
            <text:p>8594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345.98" calcext:value-type="float">
            <text:p>7345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614.41" calcext:value-type="float">
            <text:p>9614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228.49" calcext:value-type="float">
            <text:p>8228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393.94" calcext:value-type="float">
            <text:p>1393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573.23" calcext:value-type="float">
            <text:p>6573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943.62" calcext:value-type="float">
            <text:p>5943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2907.28" calcext:value-type="float">
            <text:p>2907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906.87" calcext:value-type="float">
            <text:p>6906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187.35" calcext:value-type="float">
            <text:p>9187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770.09" calcext:value-type="float">
            <text:p>11770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116.26" calcext:value-type="float">
            <text:p>6116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254.26" calcext:value-type="float">
            <text:p>10254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542.09" calcext:value-type="float">
            <text:p>10542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210.94" calcext:value-type="float">
            <text:p>7210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933.88" calcext:value-type="float">
            <text:p>4933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118.78" calcext:value-type="float">
            <text:p>9118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994.1" calcext:value-type="float">
            <text:p>4994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851.32" calcext:value-type="float">
            <text:p>6851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004.7" calcext:value-type="float">
            <text:p>7004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169.13" calcext:value-type="float">
            <text:p>10169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684.34" calcext:value-type="float">
            <text:p>6684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318.61" calcext:value-type="float">
            <text:p>10318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996.16" calcext:value-type="float">
            <text:p>6996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3156.76" calcext:value-type="float">
            <text:p>3156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688.12" calcext:value-type="float">
            <text:p>4688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432.18" calcext:value-type="float">
            <text:p>5432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284.09" calcext:value-type="float">
            <text:p>9284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135.36" calcext:value-type="float">
            <text:p>6135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560.85" calcext:value-type="float">
            <text:p>7560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597.27" calcext:value-type="float">
            <text:p>10597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037.55" calcext:value-type="float">
            <text:p>9037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099.07" calcext:value-type="float">
            <text:p>3099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632.96" calcext:value-type="float">
            <text:p>7632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175.92" calcext:value-type="float">
            <text:p>9175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736.76" calcext:value-type="float">
            <text:p>10736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152.02" calcext:value-type="float">
            <text:p>8152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613.5" calcext:value-type="float">
            <text:p>9613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834.3" calcext:value-type="float">
            <text:p>3834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952.44" calcext:value-type="float">
            <text:p>9952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493.74" calcext:value-type="float">
            <text:p>3493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201.04" calcext:value-type="float">
            <text:p>5201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442.45" calcext:value-type="float">
            <text:p>6442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1961.48" calcext:value-type="float">
            <text:p>11961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3048.37" calcext:value-type="float">
            <text:p>13048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219.38" calcext:value-type="float">
            <text:p>7219.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763.13" calcext:value-type="float">
            <text:p>6763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806.25" calcext:value-type="float">
            <text:p>6806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007.4" calcext:value-type="float">
            <text:p>9007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661.45" calcext:value-type="float">
            <text:p>9661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717.7" calcext:value-type="float">
            <text:p>11717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572.05" calcext:value-type="float">
            <text:p>7572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976.01" calcext:value-type="float">
            <text:p>8976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3126.08" calcext:value-type="float">
            <text:p>3126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544.34" calcext:value-type="float">
            <text:p>5544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308.79" calcext:value-type="float">
            <text:p>5308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147.2" calcext:value-type="float">
            <text:p>5147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952.09" calcext:value-type="float">
            <text:p>8952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601.26" calcext:value-type="float">
            <text:p>9601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458.02" calcext:value-type="float">
            <text:p>9458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183.06" calcext:value-type="float">
            <text:p>9183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398.94" calcext:value-type="float">
            <text:p>8398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491.49" calcext:value-type="float">
            <text:p>4491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836.39" calcext:value-type="float">
            <text:p>5836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977.79" calcext:value-type="float">
            <text:p>6977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856.53" calcext:value-type="float">
            <text:p>9856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590.81" calcext:value-type="float">
            <text:p>9590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446.89" calcext:value-type="float">
            <text:p>8446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031.83" calcext:value-type="float">
            <text:p>5031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836.74" calcext:value-type="float">
            <text:p>5836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959.35" calcext:value-type="float">
            <text:p>6959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568.64" calcext:value-type="float">
            <text:p>5568.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684.15" calcext:value-type="float">
            <text:p>8684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016.23" calcext:value-type="float">
            <text:p>6016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907.24" calcext:value-type="float">
            <text:p>3907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295.56" calcext:value-type="float">
            <text:p>6295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234.3" calcext:value-type="float">
            <text:p>10234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374.03" calcext:value-type="float">
            <text:p>12374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3034.84" calcext:value-type="float">
            <text:p>3034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966.68" calcext:value-type="float">
            <text:p>11966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320.23" calcext:value-type="float">
            <text:p>12320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360.79" calcext:value-type="float">
            <text:p>4360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2028.99" calcext:value-type="float">
            <text:p>12028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193.77" calcext:value-type="float">
            <text:p>8193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935.55" calcext:value-type="float">
            <text:p>5935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771.02" calcext:value-type="float">
            <text:p>6771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619.5" calcext:value-type="float">
            <text:p>6619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037.75" calcext:value-type="float">
            <text:p>8037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822.11" calcext:value-type="float">
            <text:p>5822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248.63" calcext:value-type="float">
            <text:p>5248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161.59" calcext:value-type="float">
            <text:p>9161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469.78" calcext:value-type="float">
            <text:p>9469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612.73" calcext:value-type="float">
            <text:p>7612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547.69" calcext:value-type="float">
            <text:p>8547.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826.54" calcext:value-type="float">
            <text:p>9826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4638.7" calcext:value-type="float">
            <text:p>4638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355.76" calcext:value-type="float">
            <text:p>6355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069.36" calcext:value-type="float">
            <text:p>8069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446.86" calcext:value-type="float">
            <text:p>8446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703.05" calcext:value-type="float">
            <text:p>7703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553.7" calcext:value-type="float">
            <text:p>7553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638.43" calcext:value-type="float">
            <text:p>11638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044.05" calcext:value-type="float">
            <text:p>5044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548.1" calcext:value-type="float">
            <text:p>7548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1619.18" calcext:value-type="float">
            <text:p>11619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897.69" calcext:value-type="float">
            <text:p>5897.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455.29" calcext:value-type="float">
            <text:p>8455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763.91" calcext:value-type="float">
            <text:p>7763.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514.67" calcext:value-type="float">
            <text:p>7514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5919.56" calcext:value-type="float">
            <text:p>15919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447.05" calcext:value-type="float">
            <text:p>7447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49.15" calcext:value-type="float">
            <text:p>949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538.97" calcext:value-type="float">
            <text:p>6538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2732.31" calcext:value-type="float">
            <text:p>12732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567.07" calcext:value-type="float">
            <text:p>6567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712.84" calcext:value-type="float">
            <text:p>7712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818.98" calcext:value-type="float">
            <text:p>6818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165.08" calcext:value-type="float">
            <text:p>4165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5541.9" calcext:value-type="float">
            <text:p>15541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441.02" calcext:value-type="float">
            <text:p>9441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718.22" calcext:value-type="float">
            <text:p>8718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702.07" calcext:value-type="float">
            <text:p>7702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592.81" calcext:value-type="float">
            <text:p>8592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602.84" calcext:value-type="float">
            <text:p>7602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536.43" calcext:value-type="float">
            <text:p>6536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2863.08" calcext:value-type="float">
            <text:p>2863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603.25" calcext:value-type="float">
            <text:p>5603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369" calcext:value-type="float">
            <text:p>83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652.13" calcext:value-type="float">
            <text:p>8652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180.69" calcext:value-type="float">
            <text:p>12180.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985.5" calcext:value-type="float">
            <text:p>6985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918.18" calcext:value-type="float">
            <text:p>7918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791.95" calcext:value-type="float">
            <text:p>9791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144.91" calcext:value-type="float">
            <text:p>9144.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661.89" calcext:value-type="float">
            <text:p>3661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859.56" calcext:value-type="float">
            <text:p>10859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904.82" calcext:value-type="float">
            <text:p>7904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597.97" calcext:value-type="float">
            <text:p>9597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851.54" calcext:value-type="float">
            <text:p>9851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215.34" calcext:value-type="float">
            <text:p>11215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620.7" calcext:value-type="float">
            <text:p>12620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752.4" calcext:value-type="float">
            <text:p>5752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595.31" calcext:value-type="float">
            <text:p>10595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4482.91" calcext:value-type="float">
            <text:p>4482.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848.14" calcext:value-type="float">
            <text:p>4848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3629.67" calcext:value-type="float">
            <text:p>3629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301.64" calcext:value-type="float">
            <text:p>7301.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620.55" calcext:value-type="float">
            <text:p>6620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51.98" calcext:value-type="float">
            <text:p>1051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534.5" calcext:value-type="float">
            <text:p>5534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174.51" calcext:value-type="float">
            <text:p>8174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806.67" calcext:value-type="float">
            <text:p>1806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523.75" calcext:value-type="float">
            <text:p>4523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355.39" calcext:value-type="float">
            <text:p>7355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593.94" calcext:value-type="float">
            <text:p>6593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216.3" calcext:value-type="float">
            <text:p>12216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-1580.74" calcext:value-type="float">
            <text:p>-1580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940.02" calcext:value-type="float">
            <text:p>11940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969.75" calcext:value-type="float">
            <text:p>6969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718.23" calcext:value-type="float">
            <text:p>3718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851.32" calcext:value-type="float">
            <text:p>10851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630.23" calcext:value-type="float">
            <text:p>5630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348.74" calcext:value-type="float">
            <text:p>7348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322.31" calcext:value-type="float">
            <text:p>8322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345.18" calcext:value-type="float">
            <text:p>7345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742.12" calcext:value-type="float">
            <text:p>9742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133.3" calcext:value-type="float">
            <text:p>3133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688.18" calcext:value-type="float">
            <text:p>10688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489.31" calcext:value-type="float">
            <text:p>7489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876.46" calcext:value-type="float">
            <text:p>4876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881.56" calcext:value-type="float">
            <text:p>8881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720.13" calcext:value-type="float">
            <text:p>1720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559.98" calcext:value-type="float">
            <text:p>8559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927" calcext:value-type="float">
            <text:p>89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092.93" calcext:value-type="float">
            <text:p>8092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1010.42" calcext:value-type="float">
            <text:p>11010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819.67" calcext:value-type="float">
            <text:p>5819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745.58" calcext:value-type="float">
            <text:p>7745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142.46" calcext:value-type="float">
            <text:p>8142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115.02" calcext:value-type="float">
            <text:p>9115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706.52" calcext:value-type="float">
            <text:p>5706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2341.72" calcext:value-type="float">
            <text:p>12341.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258.33" calcext:value-type="float">
            <text:p>8258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961.4" calcext:value-type="float">
            <text:p>10961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2855.76" calcext:value-type="float">
            <text:p>12855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335.95" calcext:value-type="float">
            <text:p>10335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385.54" calcext:value-type="float">
            <text:p>10385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284.24" calcext:value-type="float">
            <text:p>5284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806.62" calcext:value-type="float">
            <text:p>8806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622.52" calcext:value-type="float">
            <text:p>6622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2978.94" calcext:value-type="float">
            <text:p>2978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923.23" calcext:value-type="float">
            <text:p>6923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172.52" calcext:value-type="float">
            <text:p>9172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159.29" calcext:value-type="float">
            <text:p>7159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011.89" calcext:value-type="float">
            <text:p>4011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487.09" calcext:value-type="float">
            <text:p>9487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963.01" calcext:value-type="float">
            <text:p>11963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2022.1" calcext:value-type="float">
            <text:p>12022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213.71" calcext:value-type="float">
            <text:p>8213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147.28" calcext:value-type="float">
            <text:p>5147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725.46" calcext:value-type="float">
            <text:p>3725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2666.75" calcext:value-type="float">
            <text:p>2666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372.85" calcext:value-type="float">
            <text:p>5372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856.3" calcext:value-type="float">
            <text:p>4856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423.5" calcext:value-type="float">
            <text:p>5423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735.29" calcext:value-type="float">
            <text:p>5735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755.73" calcext:value-type="float">
            <text:p>3755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433.18" calcext:value-type="float">
            <text:p>5433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193.19" calcext:value-type="float">
            <text:p>7193.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190.6" calcext:value-type="float">
            <text:p>9190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257.63" calcext:value-type="float">
            <text:p>1257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735.54" calcext:value-type="float">
            <text:p>9735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534.9" calcext:value-type="float">
            <text:p>9534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745.81" calcext:value-type="float">
            <text:p>8745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680.48" calcext:value-type="float">
            <text:p>8680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851.46" calcext:value-type="float">
            <text:p>8851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592.2" calcext:value-type="float">
            <text:p>6592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197.89" calcext:value-type="float">
            <text:p>7197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588.98" calcext:value-type="float">
            <text:p>5588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425.46" calcext:value-type="float">
            <text:p>6425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591.1" calcext:value-type="float">
            <text:p>8591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238.14" calcext:value-type="float">
            <text:p>6238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611.45" calcext:value-type="float">
            <text:p>8611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919.32" calcext:value-type="float">
            <text:p>6919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943.49" calcext:value-type="float">
            <text:p>5943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100.65" calcext:value-type="float">
            <text:p>6100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161.38" calcext:value-type="float">
            <text:p>7161.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1243.15" calcext:value-type="float">
            <text:p>11243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455.93" calcext:value-type="float">
            <text:p>11455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937.96" calcext:value-type="float">
            <text:p>8937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465.26" calcext:value-type="float">
            <text:p>7465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492.73" calcext:value-type="float">
            <text:p>3492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39.02" calcext:value-type="float">
            <text:p>939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389.12" calcext:value-type="float">
            <text:p>6389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412.29" calcext:value-type="float">
            <text:p>8412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937.68" calcext:value-type="float">
            <text:p>4937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786.52" calcext:value-type="float">
            <text:p>3786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947.03" calcext:value-type="float">
            <text:p>8947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171.29" calcext:value-type="float">
            <text:p>7171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400.11" calcext:value-type="float">
            <text:p>9400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173.01" calcext:value-type="float">
            <text:p>6173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993.51" calcext:value-type="float">
            <text:p>4993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102.3" calcext:value-type="float">
            <text:p>8102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976.97" calcext:value-type="float">
            <text:p>4976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857.19" calcext:value-type="float">
            <text:p>7857.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458.06" calcext:value-type="float">
            <text:p>9458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194.98" calcext:value-type="float">
            <text:p>6194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007.63" calcext:value-type="float">
            <text:p>4007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639.39" calcext:value-type="float">
            <text:p>7639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803.42" calcext:value-type="float">
            <text:p>11803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3935.14" calcext:value-type="float">
            <text:p>3935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665.39" calcext:value-type="float">
            <text:p>7665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854.83" calcext:value-type="float">
            <text:p>5854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603.24" calcext:value-type="float">
            <text:p>8603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823.49" calcext:value-type="float">
            <text:p>11823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161.65" calcext:value-type="float">
            <text:p>7161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713.23" calcext:value-type="float">
            <text:p>4713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027.53" calcext:value-type="float">
            <text:p>10027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879.6" calcext:value-type="float">
            <text:p>8879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071.09" calcext:value-type="float">
            <text:p>10071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1386.24" calcext:value-type="float">
            <text:p>11386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097.75" calcext:value-type="float">
            <text:p>6097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004.42" calcext:value-type="float">
            <text:p>6004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2294.57" calcext:value-type="float">
            <text:p>12294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704.74" calcext:value-type="float">
            <text:p>4704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226.41" calcext:value-type="float">
            <text:p>11226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149.11" calcext:value-type="float">
            <text:p>8149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459.57" calcext:value-type="float">
            <text:p>6459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3439.7" calcext:value-type="float">
            <text:p>3439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831.05" calcext:value-type="float">
            <text:p>5831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846.41" calcext:value-type="float">
            <text:p>9846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354.85" calcext:value-type="float">
            <text:p>8354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883.14" calcext:value-type="float">
            <text:p>6883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724.67" calcext:value-type="float">
            <text:p>7724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296.95" calcext:value-type="float">
            <text:p>11296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951.97" calcext:value-type="float">
            <text:p>8951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080.07" calcext:value-type="float">
            <text:p>10080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954.97" calcext:value-type="float">
            <text:p>5954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579.82" calcext:value-type="float">
            <text:p>6579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667.59" calcext:value-type="float">
            <text:p>10667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352.1" calcext:value-type="float">
            <text:p>10352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872.08" calcext:value-type="float">
            <text:p>7872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685.32" calcext:value-type="float">
            <text:p>9685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015.06" calcext:value-type="float">
            <text:p>9015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875.67" calcext:value-type="float">
            <text:p>6875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364.09" calcext:value-type="float">
            <text:p>6364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607.04" calcext:value-type="float">
            <text:p>6607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414.13" calcext:value-type="float">
            <text:p>10414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-2598.72" calcext:value-type="float">
            <text:p>-2598.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370.61" calcext:value-type="float">
            <text:p>8370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236.47" calcext:value-type="float">
            <text:p>5236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862.76" calcext:value-type="float">
            <text:p>9862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331.4" calcext:value-type="float">
            <text:p>7331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172.83" calcext:value-type="float">
            <text:p>7172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796.11" calcext:value-type="float">
            <text:p>7796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020.06" calcext:value-type="float">
            <text:p>5020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895.21" calcext:value-type="float">
            <text:p>6895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813.08" calcext:value-type="float">
            <text:p>7813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459.35" calcext:value-type="float">
            <text:p>10459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836.24" calcext:value-type="float">
            <text:p>10836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075.42" calcext:value-type="float">
            <text:p>7075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497.19" calcext:value-type="float">
            <text:p>7497.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557.13" calcext:value-type="float">
            <text:p>5557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444.74" calcext:value-type="float">
            <text:p>8444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592" calcext:value-type="float">
            <text:p>35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208.93" calcext:value-type="float">
            <text:p>3208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101.82" calcext:value-type="float">
            <text:p>3101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722.66" calcext:value-type="float">
            <text:p>6722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273.09" calcext:value-type="float">
            <text:p>3273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196.53" calcext:value-type="float">
            <text:p>6196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344.29" calcext:value-type="float">
            <text:p>5344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317.72" calcext:value-type="float">
            <text:p>3317.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341.5" calcext:value-type="float">
            <text:p>7341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792.61" calcext:value-type="float">
            <text:p>10792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390.61" calcext:value-type="float">
            <text:p>5390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164.4" calcext:value-type="float">
            <text:p>6164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682.75" calcext:value-type="float">
            <text:p>7682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930.02" calcext:value-type="float">
            <text:p>4930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646.94" calcext:value-type="float">
            <text:p>7646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128.5" calcext:value-type="float">
            <text:p>8128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373.37" calcext:value-type="float">
            <text:p>12373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698.22" calcext:value-type="float">
            <text:p>7698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237.97" calcext:value-type="float">
            <text:p>6237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447.98" calcext:value-type="float">
            <text:p>10447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811.5" calcext:value-type="float">
            <text:p>8811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962.44" calcext:value-type="float">
            <text:p>8962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744.13" calcext:value-type="float">
            <text:p>4744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904.11" calcext:value-type="float">
            <text:p>7904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209.39" calcext:value-type="float">
            <text:p>8209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841.06" calcext:value-type="float">
            <text:p>11841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961.28" calcext:value-type="float">
            <text:p>8961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484.85" calcext:value-type="float">
            <text:p>9484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977.1" calcext:value-type="float">
            <text:p>8977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410.52" calcext:value-type="float">
            <text:p>6410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292.62" calcext:value-type="float">
            <text:p>10292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693.89" calcext:value-type="float">
            <text:p>5693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195.26" calcext:value-type="float">
            <text:p>6195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103.41" calcext:value-type="float">
            <text:p>11103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167.81" calcext:value-type="float">
            <text:p>11167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537.11" calcext:value-type="float">
            <text:p>9537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540.53" calcext:value-type="float">
            <text:p>754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4703.58" calcext:value-type="float">
            <text:p>4703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791.5" calcext:value-type="float">
            <text:p>10791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623.56" calcext:value-type="float">
            <text:p>3623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631.89" calcext:value-type="float">
            <text:p>9631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999.55" calcext:value-type="float">
            <text:p>3999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983.76" calcext:value-type="float">
            <text:p>10983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671.12" calcext:value-type="float">
            <text:p>5671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139.36" calcext:value-type="float">
            <text:p>4139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361.3" calcext:value-type="float">
            <text:p>4361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741.26" calcext:value-type="float">
            <text:p>3741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800.55" calcext:value-type="float">
            <text:p>9800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063.81" calcext:value-type="float">
            <text:p>6063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018.87" calcext:value-type="float">
            <text:p>8018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172.67" calcext:value-type="float">
            <text:p>12172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976.16" calcext:value-type="float">
            <text:p>5976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561.66" calcext:value-type="float">
            <text:p>5561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389.62" calcext:value-type="float">
            <text:p>7389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797.14" calcext:value-type="float">
            <text:p>6797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3079.01" calcext:value-type="float">
            <text:p>3079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067.38" calcext:value-type="float">
            <text:p>6067.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695.47" calcext:value-type="float">
            <text:p>8695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726.26" calcext:value-type="float">
            <text:p>7726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895.66" calcext:value-type="float">
            <text:p>10895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032.68" calcext:value-type="float">
            <text:p>11032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000.27" calcext:value-type="float">
            <text:p>10000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559.02" calcext:value-type="float">
            <text:p>9559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540.13" calcext:value-type="float">
            <text:p>7540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347.04" calcext:value-type="float">
            <text:p>9347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742.81" calcext:value-type="float">
            <text:p>9742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056.51" calcext:value-type="float">
            <text:p>6056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314.86" calcext:value-type="float">
            <text:p>8314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851.19" calcext:value-type="float">
            <text:p>5851.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663.73" calcext:value-type="float">
            <text:p>5663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870.9" calcext:value-type="float">
            <text:p>11870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457.7" calcext:value-type="float">
            <text:p>7457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391.36" calcext:value-type="float">
            <text:p>4391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201.15" calcext:value-type="float">
            <text:p>11201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684.52" calcext:value-type="float">
            <text:p>4684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1738.84" calcext:value-type="float">
            <text:p>11738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478.93" calcext:value-type="float">
            <text:p>6478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679.82" calcext:value-type="float">
            <text:p>3679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132.53" calcext:value-type="float">
            <text:p>9132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591.69" calcext:value-type="float">
            <text:p>7591.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465.24" calcext:value-type="float">
            <text:p>10465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863.59" calcext:value-type="float">
            <text:p>8863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464.01" calcext:value-type="float">
            <text:p>8464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164.71" calcext:value-type="float">
            <text:p>8164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752.19" calcext:value-type="float">
            <text:p>10752.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652.73" calcext:value-type="float">
            <text:p>10652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947.3" calcext:value-type="float">
            <text:p>6947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992.23" calcext:value-type="float">
            <text:p>5992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072.79" calcext:value-type="float">
            <text:p>10072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447.34" calcext:value-type="float">
            <text:p>4447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525.62" calcext:value-type="float">
            <text:p>8525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097.86" calcext:value-type="float">
            <text:p>9097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328.21" calcext:value-type="float">
            <text:p>10328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710.23" calcext:value-type="float">
            <text:p>6710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839.79" calcext:value-type="float">
            <text:p>5839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791.99" calcext:value-type="float">
            <text:p>6791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568.07" calcext:value-type="float">
            <text:p>6568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4172.26" calcext:value-type="float">
            <text:p>4172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213.4" calcext:value-type="float">
            <text:p>7213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784.89" calcext:value-type="float">
            <text:p>6784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553.15" calcext:value-type="float">
            <text:p>9553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2331.82" calcext:value-type="float">
            <text:p>2331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810.95" calcext:value-type="float">
            <text:p>9810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007.09" calcext:value-type="float">
            <text:p>5007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376.75" calcext:value-type="float">
            <text:p>8376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149.02" calcext:value-type="float">
            <text:p>6149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459.09" calcext:value-type="float">
            <text:p>10459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397.33" calcext:value-type="float">
            <text:p>10397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730.89" calcext:value-type="float">
            <text:p>7730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657.92" calcext:value-type="float">
            <text:p>9657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248.65" calcext:value-type="float">
            <text:p>7248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095.63" calcext:value-type="float">
            <text:p>10095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601.02" calcext:value-type="float">
            <text:p>8601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807.22" calcext:value-type="float">
            <text:p>8807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991.42" calcext:value-type="float">
            <text:p>11991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769.53" calcext:value-type="float">
            <text:p>10769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734.18" calcext:value-type="float">
            <text:p>6734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396.74" calcext:value-type="float">
            <text:p>5396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509.07" calcext:value-type="float">
            <text:p>9509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274.68" calcext:value-type="float">
            <text:p>4274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194.84" calcext:value-type="float">
            <text:p>9194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983.48" calcext:value-type="float">
            <text:p>8983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169.76" calcext:value-type="float">
            <text:p>10169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836.21" calcext:value-type="float">
            <text:p>4836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863.11" calcext:value-type="float">
            <text:p>5863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068.45" calcext:value-type="float">
            <text:p>11068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165.61" calcext:value-type="float">
            <text:p>4165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053.12" calcext:value-type="float">
            <text:p>8053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180.59" calcext:value-type="float">
            <text:p>9180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657.85" calcext:value-type="float">
            <text:p>5657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998" calcext:value-type="float">
            <text:p>49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568.09" calcext:value-type="float">
            <text:p>9568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186.9" calcext:value-type="float">
            <text:p>5186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260.11" calcext:value-type="float">
            <text:p>7260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667.98" calcext:value-type="float">
            <text:p>9667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516.49" calcext:value-type="float">
            <text:p>10516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387.29" calcext:value-type="float">
            <text:p>7387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515.68" calcext:value-type="float">
            <text:p>9515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165.67" calcext:value-type="float">
            <text:p>5165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885.39" calcext:value-type="float">
            <text:p>10885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547.92" calcext:value-type="float">
            <text:p>10547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518.05" calcext:value-type="float">
            <text:p>3518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261.74" calcext:value-type="float">
            <text:p>5261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042.88" calcext:value-type="float">
            <text:p>7042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393.78" calcext:value-type="float">
            <text:p>5393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553.8" calcext:value-type="float">
            <text:p>5553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876.08" calcext:value-type="float">
            <text:p>4876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275.86" calcext:value-type="float">
            <text:p>7275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912.4" calcext:value-type="float">
            <text:p>8912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791.68" calcext:value-type="float">
            <text:p>7791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060.95" calcext:value-type="float">
            <text:p>10060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712.01" calcext:value-type="float">
            <text:p>7712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066.1" calcext:value-type="float">
            <text:p>9066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122.78" calcext:value-type="float">
            <text:p>10122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279.86" calcext:value-type="float">
            <text:p>10279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090.71" calcext:value-type="float">
            <text:p>10090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433.01" calcext:value-type="float">
            <text:p>7433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542.56" calcext:value-type="float">
            <text:p>8542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253.45" calcext:value-type="float">
            <text:p>5253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627.82" calcext:value-type="float">
            <text:p>9627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4108.55" calcext:value-type="float">
            <text:p>4108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604.36" calcext:value-type="float">
            <text:p>5604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525.07" calcext:value-type="float">
            <text:p>4525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651.27" calcext:value-type="float">
            <text:p>8651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661.36" calcext:value-type="float">
            <text:p>7661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314.46" calcext:value-type="float">
            <text:p>6314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863.85" calcext:value-type="float">
            <text:p>9863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3202.46" calcext:value-type="float">
            <text:p>3202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040.96" calcext:value-type="float">
            <text:p>8040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543.02" calcext:value-type="float">
            <text:p>10543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538.87" calcext:value-type="float">
            <text:p>6538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259.71" calcext:value-type="float">
            <text:p>4259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593.69" calcext:value-type="float">
            <text:p>6593.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812.5" calcext:value-type="float">
            <text:p>8812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434.39" calcext:value-type="float">
            <text:p>5434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442.79" calcext:value-type="float">
            <text:p>10442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072.48" calcext:value-type="float">
            <text:p>4072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236.87" calcext:value-type="float">
            <text:p>7236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795.69" calcext:value-type="float">
            <text:p>6795.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538.71" calcext:value-type="float">
            <text:p>7538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031.93" calcext:value-type="float">
            <text:p>7031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743.68" calcext:value-type="float">
            <text:p>4743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636.77" calcext:value-type="float">
            <text:p>1636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630.73" calcext:value-type="float">
            <text:p>6630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221.87" calcext:value-type="float">
            <text:p>6221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053.4" calcext:value-type="float">
            <text:p>9053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950.32" calcext:value-type="float">
            <text:p>11950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714.53" calcext:value-type="float">
            <text:p>4714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958.44" calcext:value-type="float">
            <text:p>5958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008.87" calcext:value-type="float">
            <text:p>3008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324.66" calcext:value-type="float">
            <text:p>8324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1527.75" calcext:value-type="float">
            <text:p>11527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021.43" calcext:value-type="float">
            <text:p>8021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1957.78" calcext:value-type="float">
            <text:p>11957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747.2" calcext:value-type="float">
            <text:p>5747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693.85" calcext:value-type="float">
            <text:p>9693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3685.16" calcext:value-type="float">
            <text:p>3685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076.47" calcext:value-type="float">
            <text:p>9076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389.83" calcext:value-type="float">
            <text:p>11389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158.82" calcext:value-type="float">
            <text:p>8158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777.49" calcext:value-type="float">
            <text:p>8777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937.3" calcext:value-type="float">
            <text:p>5937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357.15" calcext:value-type="float">
            <text:p>9357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2592.62" calcext:value-type="float">
            <text:p>2592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165.09" calcext:value-type="float">
            <text:p>6165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952.51" calcext:value-type="float">
            <text:p>8952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166.71" calcext:value-type="float">
            <text:p>8166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953.06" calcext:value-type="float">
            <text:p>8953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985.74" calcext:value-type="float">
            <text:p>7985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880.77" calcext:value-type="float">
            <text:p>9880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226.12" calcext:value-type="float">
            <text:p>9226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510.34" calcext:value-type="float">
            <text:p>9510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911.17" calcext:value-type="float">
            <text:p>9911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647.89" calcext:value-type="float">
            <text:p>8647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378.43" calcext:value-type="float">
            <text:p>3378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865.47" calcext:value-type="float">
            <text:p>8865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303.21" calcext:value-type="float">
            <text:p>4303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222.18" calcext:value-type="float">
            <text:p>7222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259.68" calcext:value-type="float">
            <text:p>7259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603.18" calcext:value-type="float">
            <text:p>3603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2408.3" calcext:value-type="float">
            <text:p>12408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2139.36" calcext:value-type="float">
            <text:p>2139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825.15" calcext:value-type="float">
            <text:p>11825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067.4" calcext:value-type="float">
            <text:p>6067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908.46" calcext:value-type="float">
            <text:p>7908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3252.84" calcext:value-type="float">
            <text:p>13252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603.4" calcext:value-type="float">
            <text:p>4603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620.87" calcext:value-type="float">
            <text:p>362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747.55" calcext:value-type="float">
            <text:p>5747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017.7" calcext:value-type="float">
            <text:p>7017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194.51" calcext:value-type="float">
            <text:p>9194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709.79" calcext:value-type="float">
            <text:p>9709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698.9" calcext:value-type="float">
            <text:p>6698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920.67" calcext:value-type="float">
            <text:p>9920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496.31" calcext:value-type="float">
            <text:p>8496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328.89" calcext:value-type="float">
            <text:p>6328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202.62" calcext:value-type="float">
            <text:p>6202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976.93" calcext:value-type="float">
            <text:p>3976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309.3" calcext:value-type="float">
            <text:p>8309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467.67" calcext:value-type="float">
            <text:p>9467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371.57" calcext:value-type="float">
            <text:p>6371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596.18" calcext:value-type="float">
            <text:p>8596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884.86" calcext:value-type="float">
            <text:p>6884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527.48" calcext:value-type="float">
            <text:p>5527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466.96" calcext:value-type="float">
            <text:p>3466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627.04" calcext:value-type="float">
            <text:p>9627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605.94" calcext:value-type="float">
            <text:p>9605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2550.92" calcext:value-type="float">
            <text:p>12550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1053.91" calcext:value-type="float">
            <text:p>11053.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576.71" calcext:value-type="float">
            <text:p>5576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749.18" calcext:value-type="float">
            <text:p>5749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061.05" calcext:value-type="float">
            <text:p>4061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824.14" calcext:value-type="float">
            <text:p>8824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907.9" calcext:value-type="float">
            <text:p>8907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993.35" calcext:value-type="float">
            <text:p>10993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720.06" calcext:value-type="float">
            <text:p>6720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413.44" calcext:value-type="float">
            <text:p>11413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482.01" calcext:value-type="float">
            <text:p>7482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921.26" calcext:value-type="float">
            <text:p>10921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055.02" calcext:value-type="float">
            <text:p>4055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039.32" calcext:value-type="float">
            <text:p>7039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194.21" calcext:value-type="float">
            <text:p>5194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153.47" calcext:value-type="float">
            <text:p>8153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290.82" calcext:value-type="float">
            <text:p>6290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137.06" calcext:value-type="float">
            <text:p>10137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830.71" calcext:value-type="float">
            <text:p>6830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203.63" calcext:value-type="float">
            <text:p>10203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950.44" calcext:value-type="float">
            <text:p>8950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621.97" calcext:value-type="float">
            <text:p>8621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608.5" calcext:value-type="float">
            <text:p>9608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686.24" calcext:value-type="float">
            <text:p>6686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103.52" calcext:value-type="float">
            <text:p>9103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896.88" calcext:value-type="float">
            <text:p>7896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293.94" calcext:value-type="float">
            <text:p>7293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433.91" calcext:value-type="float">
            <text:p>3433.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2122.81" calcext:value-type="float">
            <text:p>12122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796.47" calcext:value-type="float">
            <text:p>9796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4626.8" calcext:value-type="float">
            <text:p>4626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632.61" calcext:value-type="float">
            <text:p>6632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955.13" calcext:value-type="float">
            <text:p>10955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874.71" calcext:value-type="float">
            <text:p>6874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512.83" calcext:value-type="float">
            <text:p>1512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2501.09" calcext:value-type="float">
            <text:p>2501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403.21" calcext:value-type="float">
            <text:p>8403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619.54" calcext:value-type="float">
            <text:p>5619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358.33" calcext:value-type="float">
            <text:p>8358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492.37" calcext:value-type="float">
            <text:p>3492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028.57" calcext:value-type="float">
            <text:p>4028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502.02" calcext:value-type="float">
            <text:p>5502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782.08" calcext:value-type="float">
            <text:p>8782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578.42" calcext:value-type="float">
            <text:p>8578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456.05" calcext:value-type="float">
            <text:p>8456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801.36" calcext:value-type="float">
            <text:p>7801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680.44" calcext:value-type="float">
            <text:p>5680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184.3" calcext:value-type="float">
            <text:p>4184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441.53" calcext:value-type="float">
            <text:p>7441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769.92" calcext:value-type="float">
            <text:p>6769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190.87" calcext:value-type="float">
            <text:p>1119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411.54" calcext:value-type="float">
            <text:p>7411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795.27" calcext:value-type="float">
            <text:p>3795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376.65" calcext:value-type="float">
            <text:p>8376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793" calcext:value-type="float">
            <text:p>67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103.55" calcext:value-type="float">
            <text:p>7103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706.81" calcext:value-type="float">
            <text:p>5706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210.44" calcext:value-type="float">
            <text:p>8210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2109.17" calcext:value-type="float">
            <text:p>2109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730.62" calcext:value-type="float">
            <text:p>4730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2504.05" calcext:value-type="float">
            <text:p>12504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082" calcext:value-type="float">
            <text:p>70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369.56" calcext:value-type="float">
            <text:p>4369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644.96" calcext:value-type="float">
            <text:p>3644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381.41" calcext:value-type="float">
            <text:p>4381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2809.17" calcext:value-type="float">
            <text:p>2809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763.36" calcext:value-type="float">
            <text:p>5763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2757" calcext:value-type="float">
            <text:p>27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749.11" calcext:value-type="float">
            <text:p>7749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008.81" calcext:value-type="float">
            <text:p>8008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030.51" calcext:value-type="float">
            <text:p>10030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431.41" calcext:value-type="float">
            <text:p>7431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993.39" calcext:value-type="float">
            <text:p>5993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622.51" calcext:value-type="float">
            <text:p>9622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321.1" calcext:value-type="float">
            <text:p>8321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505.94" calcext:value-type="float">
            <text:p>11505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280.56" calcext:value-type="float">
            <text:p>5280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085.47" calcext:value-type="float">
            <text:p>8085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986.96" calcext:value-type="float">
            <text:p>6986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283.35" calcext:value-type="float">
            <text:p>7283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950.18" calcext:value-type="float">
            <text:p>9950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826.87" calcext:value-type="float">
            <text:p>6826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145.26" calcext:value-type="float">
            <text:p>7145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758.51" calcext:value-type="float">
            <text:p>6758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380.81" calcext:value-type="float">
            <text:p>11380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855.8" calcext:value-type="float">
            <text:p>7855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867.29" calcext:value-type="float">
            <text:p>7867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513" calcext:value-type="float">
            <text:p>105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156.12" calcext:value-type="float">
            <text:p>9156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608.28" calcext:value-type="float">
            <text:p>9608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200.12" calcext:value-type="float">
            <text:p>5200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81.79" calcext:value-type="float">
            <text:p>781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657.9" calcext:value-type="float">
            <text:p>5657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462.51" calcext:value-type="float">
            <text:p>8462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601.83" calcext:value-type="float">
            <text:p>5601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83.98" calcext:value-type="float">
            <text:p>683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022.42" calcext:value-type="float">
            <text:p>8022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342.83" calcext:value-type="float">
            <text:p>6342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2853.83" calcext:value-type="float">
            <text:p>2853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792.76" calcext:value-type="float">
            <text:p>7792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389.05" calcext:value-type="float">
            <text:p>8389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194.14" calcext:value-type="float">
            <text:p>8194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169.76" calcext:value-type="float">
            <text:p>9169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273.3" calcext:value-type="float">
            <text:p>6273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156.59" calcext:value-type="float">
            <text:p>7156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667.26" calcext:value-type="float">
            <text:p>6667.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992.59" calcext:value-type="float">
            <text:p>3992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950.13" calcext:value-type="float">
            <text:p>5950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076.6" calcext:value-type="float">
            <text:p>6076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3683.07" calcext:value-type="float">
            <text:p>3683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985.73" calcext:value-type="float">
            <text:p>7985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759.94" calcext:value-type="float">
            <text:p>8759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658.74" calcext:value-type="float">
            <text:p>8658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3696.79" calcext:value-type="float">
            <text:p>13696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862.12" calcext:value-type="float">
            <text:p>11862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675.92" calcext:value-type="float">
            <text:p>5675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561.8" calcext:value-type="float">
            <text:p>5561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212.35" calcext:value-type="float">
            <text:p>6212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918.14" calcext:value-type="float">
            <text:p>8918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718.5" calcext:value-type="float">
            <text:p>10718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10.86" calcext:value-type="float">
            <text:p>910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481.02" calcext:value-type="float">
            <text:p>4481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181.25" calcext:value-type="float">
            <text:p>11181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310.2" calcext:value-type="float">
            <text:p>7310.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769.73" calcext:value-type="float">
            <text:p>5769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352.52" calcext:value-type="float">
            <text:p>5352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652.16" calcext:value-type="float">
            <text:p>9652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544.93" calcext:value-type="float">
            <text:p>9544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877.44" calcext:value-type="float">
            <text:p>5877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623.84" calcext:value-type="float">
            <text:p>7623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587.04" calcext:value-type="float">
            <text:p>5587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857.58" calcext:value-type="float">
            <text:p>6857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462.68" calcext:value-type="float">
            <text:p>9462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788.48" calcext:value-type="float">
            <text:p>3788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2435.97" calcext:value-type="float">
            <text:p>12435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676.16" calcext:value-type="float">
            <text:p>9676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252.77" calcext:value-type="float">
            <text:p>3252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129.64" calcext:value-type="float">
            <text:p>8129.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220.47" calcext:value-type="float">
            <text:p>10220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492.41" calcext:value-type="float">
            <text:p>9492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009.42" calcext:value-type="float">
            <text:p>8009.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833.99" calcext:value-type="float">
            <text:p>8833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249.85" calcext:value-type="float">
            <text:p>6249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902.95" calcext:value-type="float">
            <text:p>10902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634.19" calcext:value-type="float">
            <text:p>5634.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3845.5" calcext:value-type="float">
            <text:p>13845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208.55" calcext:value-type="float">
            <text:p>7208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805.01" calcext:value-type="float">
            <text:p>7805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387.49" calcext:value-type="float">
            <text:p>8387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1052.92" calcext:value-type="float">
            <text:p>11052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913.89" calcext:value-type="float">
            <text:p>7913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949.37" calcext:value-type="float">
            <text:p>7949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085.87" calcext:value-type="float">
            <text:p>9085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924.71" calcext:value-type="float">
            <text:p>5924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4525.62" calcext:value-type="float">
            <text:p>14525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019.71" calcext:value-type="float">
            <text:p>7019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806.61" calcext:value-type="float">
            <text:p>7806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040.27" calcext:value-type="float">
            <text:p>9040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415.37" calcext:value-type="float">
            <text:p>3415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196.86" calcext:value-type="float">
            <text:p>3196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329.61" calcext:value-type="float">
            <text:p>8329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981.22" calcext:value-type="float">
            <text:p>10981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4953.3" calcext:value-type="float">
            <text:p>4953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745.89" calcext:value-type="float">
            <text:p>5745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236.22" calcext:value-type="float">
            <text:p>5236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790.66" calcext:value-type="float">
            <text:p>5790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328.96" calcext:value-type="float">
            <text:p>6328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2787.43" calcext:value-type="float">
            <text:p>2787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496.16" calcext:value-type="float">
            <text:p>5496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812.83" calcext:value-type="float">
            <text:p>4812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967.49" calcext:value-type="float">
            <text:p>7967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595.56" calcext:value-type="float">
            <text:p>7595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721.65" calcext:value-type="float">
            <text:p>8721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099.73" calcext:value-type="float">
            <text:p>4099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403.32" calcext:value-type="float">
            <text:p>6403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430.6" calcext:value-type="float">
            <text:p>10430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131.06" calcext:value-type="float">
            <text:p>10131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605.95" calcext:value-type="float">
            <text:p>4605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539.77" calcext:value-type="float">
            <text:p>9539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538.06" calcext:value-type="float">
            <text:p>3538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919.31" calcext:value-type="float">
            <text:p>5919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757.12" calcext:value-type="float">
            <text:p>8757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245.83" calcext:value-type="float">
            <text:p>8245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2337.36" calcext:value-type="float">
            <text:p>2337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781.47" calcext:value-type="float">
            <text:p>6781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372.04" calcext:value-type="float">
            <text:p>8372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936.8" calcext:value-type="float">
            <text:p>7936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1919.76" calcext:value-type="float">
            <text:p>11919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506.18" calcext:value-type="float">
            <text:p>5506.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832.17" calcext:value-type="float">
            <text:p>8832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746.8" calcext:value-type="float">
            <text:p>6746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170.16" calcext:value-type="float">
            <text:p>7170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544.82" calcext:value-type="float">
            <text:p>4544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800.83" calcext:value-type="float">
            <text:p>7800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617.83" calcext:value-type="float">
            <text:p>6617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986.92" calcext:value-type="float">
            <text:p>8986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579.29" calcext:value-type="float">
            <text:p>4579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608.68" calcext:value-type="float">
            <text:p>3608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836.03" calcext:value-type="float">
            <text:p>6836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353.27" calcext:value-type="float">
            <text:p>8353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506.3" calcext:value-type="float">
            <text:p>7506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353.94" calcext:value-type="float">
            <text:p>8353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116.68" calcext:value-type="float">
            <text:p>6116.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183.55" calcext:value-type="float">
            <text:p>7183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745.13" calcext:value-type="float">
            <text:p>8745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380.65" calcext:value-type="float">
            <text:p>7380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114.97" calcext:value-type="float">
            <text:p>8114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326.88" calcext:value-type="float">
            <text:p>9326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021.65" calcext:value-type="float">
            <text:p>6021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178.65" calcext:value-type="float">
            <text:p>5178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080.36" calcext:value-type="float">
            <text:p>5080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068.62" calcext:value-type="float">
            <text:p>7068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960.54" calcext:value-type="float">
            <text:p>9960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309.33" calcext:value-type="float">
            <text:p>4309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776.27" calcext:value-type="float">
            <text:p>6776.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180.77" calcext:value-type="float">
            <text:p>7180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746.65" calcext:value-type="float">
            <text:p>10746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292.73" calcext:value-type="float">
            <text:p>6292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890.08" calcext:value-type="float">
            <text:p>5890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166.83" calcext:value-type="float">
            <text:p>6166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913.14" calcext:value-type="float">
            <text:p>10913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611.94" calcext:value-type="float">
            <text:p>6611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4360.53" calcext:value-type="float">
            <text:p>436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587.1" calcext:value-type="float">
            <text:p>5587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960.03" calcext:value-type="float">
            <text:p>9960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946.63" calcext:value-type="float">
            <text:p>11946.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911.92" calcext:value-type="float">
            <text:p>7911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402.88" calcext:value-type="float">
            <text:p>7402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396.82" calcext:value-type="float">
            <text:p>8396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484.96" calcext:value-type="float">
            <text:p>7484.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398.92" calcext:value-type="float">
            <text:p>10398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986.16" calcext:value-type="float">
            <text:p>8986.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3648.22" calcext:value-type="float">
            <text:p>3648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963.81" calcext:value-type="float">
            <text:p>10963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930.5" calcext:value-type="float">
            <text:p>11930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97.11" calcext:value-type="float">
            <text:p>697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676.65" calcext:value-type="float">
            <text:p>8676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984.22" calcext:value-type="float">
            <text:p>6984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571.03" calcext:value-type="float">
            <text:p>9571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3958.02" calcext:value-type="float">
            <text:p>3958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208.57" calcext:value-type="float">
            <text:p>5208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2454.99" calcext:value-type="float">
            <text:p>12454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396.97" calcext:value-type="float">
            <text:p>11396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829.56" calcext:value-type="float">
            <text:p>4829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704.28" calcext:value-type="float">
            <text:p>4704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579.14" calcext:value-type="float">
            <text:p>9579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8679.77" calcext:value-type="float">
            <text:p>8679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473.35" calcext:value-type="float">
            <text:p>5473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273.51" calcext:value-type="float">
            <text:p>12273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820.87" calcext:value-type="float">
            <text:p>7820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812.24" calcext:value-type="float">
            <text:p>6812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068.99" calcext:value-type="float">
            <text:p>6068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683.66" calcext:value-type="float">
            <text:p>7683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4512.81" calcext:value-type="float">
            <text:p>14512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510.99" calcext:value-type="float">
            <text:p>7510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686.62" calcext:value-type="float">
            <text:p>8686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626.88" calcext:value-type="float">
            <text:p>7626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2160.57" calcext:value-type="float">
            <text:p>12160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8061.87" calcext:value-type="float">
            <text:p>8061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3639.56" calcext:value-type="float">
            <text:p>3639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288.72" calcext:value-type="float">
            <text:p>5288.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3734.62" calcext:value-type="float">
            <text:p>3734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437.61" calcext:value-type="float">
            <text:p>5437.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895.33" calcext:value-type="float">
            <text:p>5895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183.14" calcext:value-type="float">
            <text:p>10183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394.9" calcext:value-type="float">
            <text:p>10394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555.8" calcext:value-type="float">
            <text:p>8555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866.62" calcext:value-type="float">
            <text:p>6866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690.11" calcext:value-type="float">
            <text:p>7690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3453.83" calcext:value-type="float">
            <text:p>3453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057.53" calcext:value-type="float">
            <text:p>10057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1564.75" calcext:value-type="float">
            <text:p>11564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5181.89" calcext:value-type="float">
            <text:p>5181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099.46" calcext:value-type="float">
            <text:p>5099.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753.32" calcext:value-type="float">
            <text:p>7753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721.37" calcext:value-type="float">
            <text:p>5721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254.97" calcext:value-type="float">
            <text:p>5254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626.56" calcext:value-type="float">
            <text:p>10626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1966.25" calcext:value-type="float">
            <text:p>11966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414.56" calcext:value-type="float">
            <text:p>10414.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638.82" calcext:value-type="float">
            <text:p>6638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3331.37" calcext:value-type="float">
            <text:p>13331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223.14" calcext:value-type="float">
            <text:p>6223.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504.32" calcext:value-type="float">
            <text:p>5504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5439.73" calcext:value-type="float">
            <text:p>5439.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625.5" calcext:value-type="float">
            <text:p>1625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042.5" calcext:value-type="float">
            <text:p>8042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669.54" calcext:value-type="float">
            <text:p>6669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774.1" calcext:value-type="float">
            <text:p>6774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3102.43" calcext:value-type="float">
            <text:p>13102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456.25" calcext:value-type="float">
            <text:p>8456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403.02" calcext:value-type="float">
            <text:p>7403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279.64" calcext:value-type="float">
            <text:p>4279.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361.13" calcext:value-type="float">
            <text:p>8361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323.6" calcext:value-type="float">
            <text:p>9323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9174.35" calcext:value-type="float">
            <text:p>9174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845.41" calcext:value-type="float">
            <text:p>7845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183.93" calcext:value-type="float">
            <text:p>10183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4980.35" calcext:value-type="float">
            <text:p>4980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178.17" calcext:value-type="float">
            <text:p>8178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083.22" calcext:value-type="float">
            <text:p>7083.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413.86" calcext:value-type="float">
            <text:p>7413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2973.43" calcext:value-type="float">
            <text:p>2973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300.59" calcext:value-type="float">
            <text:p>9300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306" calcext:value-type="float">
            <text:p>103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081.32" calcext:value-type="float">
            <text:p>9081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009.49" calcext:value-type="float">
            <text:p>7009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411.65" calcext:value-type="float">
            <text:p>10411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10682.57" calcext:value-type="float">
            <text:p>10682.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172" calcext:value-type="float">
            <text:p>10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2759.99" calcext:value-type="float">
            <text:p>12759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210.1" calcext:value-type="float">
            <text:p>4210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7405.74" calcext:value-type="float">
            <text:p>7405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7853.1" calcext:value-type="float">
            <text:p>7853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506.15" calcext:value-type="float">
            <text:p>7506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039.62" calcext:value-type="float">
            <text:p>6039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550.71" calcext:value-type="float">
            <text:p>8550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826.36" calcext:value-type="float">
            <text:p>7826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2539.28" calcext:value-type="float">
            <text:p>2539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9070.59" calcext:value-type="float">
            <text:p>9070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7525.04" calcext:value-type="float">
            <text:p>7525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535.48" calcext:value-type="float">
            <text:p>6535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4251.12" calcext:value-type="float">
            <text:p>4251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1510.55" calcext:value-type="float">
            <text:p>11510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9233.79" calcext:value-type="float">
            <text:p>9233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3642.24" calcext:value-type="float">
            <text:p>13642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7656.88" calcext:value-type="float">
            <text:p>7656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6349.65" calcext:value-type="float">
            <text:p>6349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0099.12" calcext:value-type="float">
            <text:p>10099.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0955.8" calcext:value-type="float">
            <text:p>10955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013.11" calcext:value-type="float">
            <text:p>6013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610.4" calcext:value-type="float">
            <text:p>8610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2800.23" calcext:value-type="float">
            <text:p>12800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9621.48" calcext:value-type="float">
            <text:p>9621.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8760.1" calcext:value-type="float">
            <text:p>8760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902.21" calcext:value-type="float">
            <text:p>10902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9327.4" calcext:value-type="float">
            <text:p>9327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6996.17" calcext:value-type="float">
            <text:p>6996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10828.97" calcext:value-type="float">
            <text:p>10828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5579.83" calcext:value-type="float">
            <text:p>5579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738.52" calcext:value-type="float">
            <text:p>5738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986.52" calcext:value-type="float">
            <text:p>6986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6250.23" calcext:value-type="float">
            <text:p>6250.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6251.66" calcext:value-type="float">
            <text:p>6251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4138.36" calcext:value-type="float">
            <text:p>4138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691.58" calcext:value-type="float">
            <text:p>8691.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6571.62" calcext:value-type="float">
            <text:p>6571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949.28" calcext:value-type="float">
            <text:p>8949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083.36" calcext:value-type="float">
            <text:p>7083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5354.36" calcext:value-type="float">
            <text:p>5354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532.52" calcext:value-type="float">
            <text:p>7532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8465.09" calcext:value-type="float">
            <text:p>8465.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5427.28" calcext:value-type="float">
            <text:p>5427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10508.78" calcext:value-type="float">
            <text:p>10508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13334.39" calcext:value-type="float">
            <text:p>13334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float" office:value="8397.6" calcext:value-type="float">
            <text:p>8397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7495.7" calcext:value-type="float">
            <text:p>7495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6988.64" calcext:value-type="float">
            <text:p>6988.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417" calcext:value-type="float">
            <text:p>84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263.67" calcext:value-type="float">
            <text:p>7263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float" office:value="11836.47" calcext:value-type="float">
            <text:p>11836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float" office:value="7643.28" calcext:value-type="float">
            <text:p>7643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float" office:value="3083.45" calcext:value-type="float">
            <text:p>3083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8757" calcext:value-type="float">
            <text:p>87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domingo</text:p>
          </table:table-cell>
          <table:table-cell table:style-name="ce1" office:value-type="float" office:value="10079.1" calcext:value-type="float">
            <text:p>10079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muerz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ombre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9764.15" calcext:value-type="float">
            <text:p>9764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ujer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float" office:value="5636.31" calcext:value-type="float">
            <text:p>5636.31</text:p>
          </table:table-cell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os secundarios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os personale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Carrera</text:p>
          </table:table-cell>
          <table:table-cell table:style-name="ce2" office:value-type="string" calcext:value-type="string">
            <text:p>Clu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ucas </text:p>
          </table:table-cell>
          <table:table-cell table:style-name="ce3" office:value-type="string" calcext:value-type="string">
            <text:p>Budnik</text:p>
          </table:table-cell>
          <table:table-cell table:style-name="ce4" office:value-type="string" calcext:value-type="string">
            <text:p>Ing. computación</text:p>
          </table:table-cell>
          <table:table-cell table:style-name="ce6" office:value-type="string" calcext:value-type="string">
            <text:p>Boquinh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García Schneider</text:p>
          </table:table-cell>
          <table:table-cell table:style-name="ce4" office:value-type="string" calcext:value-type="string">
            <text:p>Ing. industrial</text:p>
          </table:table-cell>
          <table:table-cell table:style-name="ce7" office:value-type="string" calcext:value-type="string">
            <text:p>Rimel Pla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uidosky</text:p>
          </table:table-cell>
          <table:table-cell table:style-name="ce3" office:value-type="string" calcext:value-type="string">
            <text:p>Higa</text:p>
          </table:table-cell>
          <table:table-cell table:style-name="ce4" office:value-type="string" calcext:value-type="string">
            <text:p>Ing. química</text:p>
          </table:table-cell>
          <table:table-cell table:style-name="ce8" office:value-type="string" calcext:value-type="string">
            <text:p>HEL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mão</text:p>
          </table:table-cell>
          <table:table-cell table:style-name="ce3" office:value-type="string" calcext:value-type="string">
            <text:p>Pipoca</text:p>
          </table:table-cell>
          <table:table-cell table:style-name="ce4" office:value-type="string" calcext:value-type="string">
            <text:p>Ing. electrónica</text:p>
          </table:table-cell>
          <table:table-cell table:style-name="ce9" office:value-type="string" calcext:value-type="string">
            <text:p>Corinthians de Ramó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enhaaland</text:p>
          </table:table-cell>
          <table:table-cell table:style-name="ce3" office:value-type="string" calcext:value-type="string">
            <text:p>Mantilla</text:p>
          </table:table-cell>
          <table:table-cell table:style-name="ce4" office:value-type="string" calcext:value-type="string">
            <text:p>Ing. computación</text:p>
          </table:table-cell>
          <table:table-cell table:style-name="ce10" office:value-type="string" calcext:value-type="string">
            <text:p>Sacachispa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sain</text:p>
          </table:table-cell>
          <table:table-cell table:style-name="ce3" office:value-type="string" calcext:value-type="string">
            <text:p>Bolt</text:p>
          </table:table-cell>
          <table:table-cell table:style-name="ce5" office:value-type="string" calcext:value-type="string">
            <text:p>100m llanos</text:p>
          </table:table-cell>
          <table:table-cell table:style-name="ce11" office:value-type="string" calcext:value-type="string">
            <text:p>Alguno de Jamaica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primerosSiete" table:base-cell-address="$'Hoja 1'.$A$1" table:cell-range-address="$'Hoja 1'.$A$2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_20_secundarios" style:display-name="PageStyle_Datos secundari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os_20_personales" style:display-name="PageStyle_Datos persona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33" meta:object-count="0"/>
    <meta:generator>LibreOfficeDev/6.0.5.2$Linux_X86_64 LibreOffice_project/</meta:generator>
  </office:meta>
</office:document-meta>
</file>